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b4f" officeooo:paragraph-rsid="001f8b4f"/>
    </style:style>
    <style:style style:name="P2" style:family="paragraph" style:parent-style-name="Standard">
      <style:text-properties officeooo:rsid="0026b0ee" officeooo:paragraph-rsid="0026b0ee"/>
    </style:style>
    <style:style style:name="T1" style:family="text">
      <style:text-properties officeooo:rsid="002339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r(类)用以查看类中包含的方法</text:p>
      <text:p text:style-name="P1">In this process, I just tried a normal AD, then I need to set a reconstruction model to get reconstruction error, </text:p>
      <text:p text:style-name="P1">首先使用AD对样本进行重建，计算重建误差，采用voting方式对样本进行分类，目前的结果看来，F1<text:span text:style-name="T1">value不是很好，但是auc value，准备尝试别的数据库，来进行计算</text:span></text:p>
      <text:p text:style-name="P1">之后准备采用GAN进行样本重平衡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0:03:59.554828143</meta:creation-date>
    <dc:date>2017-06-14T21:46:31.143295575</dc:date>
    <meta:editing-duration>PT4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17" meta:character-count="234" meta:non-whitespace-character-count="212"/>
  </office:meta>
</office:document-meta>
</file>